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63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TraceTabe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Zei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  <table:table-cell table:style-name="ce1" office:value-type="string" calcext:value-type="string">
            <text:p>Kommenta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variabe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variabe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ariab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variabe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&lt;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i nicht 2 daher 50 statt 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4"/>
          <table:table-cell office:value-type="string" calcext:value-type="string">
            <text:p>170 mudolo 400 ist 0 also rest 17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witch</text:p>
          </table:table-cell>
          <table:table-cell/>
        </table:table-row>
        <table:table-row table:style-name="ro1">
          <table:table-cell office:value-type="string" calcext:value-type="string">
            <text:p>10-12</text:p>
          </table:table-cell>
          <table:table-cell/>
          <table:table-cell office:value-type="string" calcext:value-type="string">
            <text:p>rot</text:p>
          </table:table-cell>
          <table:table-cell table:number-columns-repeated="5"/>
          <table:table-cell office:value-type="string" calcext:value-type="string">
            <text:p>Case 0 | c=rot|break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&gt;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placeDiv(rot,170,50,50,50)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&gt;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placeDiv(rot,170,50,30,30)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&gt;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placeDiv(rot,170,50,10,10)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a&gt;0 | a=-10 also nicht erfüll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++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=50 + 50=1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-16</text:p>
          </table:table-cell>
          <table:table-cell/>
          <table:table-cell office:value-type="string" calcext:value-type="string">
            <text:p>grün</text:p>
          </table:table-cell>
          <table:table-cell table:number-columns-repeated="5"/>
          <table:table-cell office:value-type="string" calcext:value-type="string">
            <text:p>I=1 daher case 1 |break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&gt;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placeDiv(grün,340,100,50,50)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&gt;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placeDiv(grün,340,100,30,30)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&gt;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placeDiv(grün,340,100,10,10)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a&gt;0 | a=-10 also nicht erfüll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++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 i=2 ist y+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510 also <text:s/>400=1 also rest 110</text:p>
          </table:table-cell>
          <table:table-cell/>
        </table:table-row>
        <table:table-row table:style-name="ro1">
          <table:table-cell office:value-type="string" calcext:value-type="string">
            <text:p>19/20</text:p>
          </table:table-cell>
          <table:table-cell/>
          <table:table-cell office:value-type="string" calcext:value-type="string">
            <text:p>blau</text:p>
          </table:table-cell>
          <table:table-cell table:number-columns-repeated="5"/>
          <table:table-cell office:value-type="string" calcext:value-type="string">
            <text:p>kein case daher defaul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&gt;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placeDiv(blau,110,120,50,50)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&gt;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placeDiv(blau,110,120,30,30)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&gt;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placeDiv(blau,110,120,10,10)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a&gt;0 | a=-10 also nicht erfüll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++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3"/>
          <table:table-cell office:value-type="string" calcext:value-type="string">
            <text:p>1=3 also wieder +5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da i=3 |case3 |continue also bleib blau</text:p>
          </table:table-cell>
          <table:table-cell office:value-type="string" calcext:value-type="string">
            <text:p>continue also abbrüch i wird 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&gt;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placeDiv(blau,170,280,50,50)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&gt;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placeDiv(blau,170,280,30,30)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&gt;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placeDiv(blau,170,280,10,10)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a&gt;0 | a=-10 also nicht erfüll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450 wegen modulo 50</text:p>
          </table:table-cell>
          <table:table-cell/>
        </table:table-row>
        <table:table-row table:style-name="ro1">
          <table:table-cell office:value-type="string" calcext:value-type="string">
            <text:p>14-16</text:p>
          </table:table-cell>
          <table:table-cell/>
          <table:table-cell office:value-type="string" calcext:value-type="string">
            <text:p>grün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&gt;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placeDiv(grün,220,50,50,50)</text:p>
          </table:table-cell>
          <table:table-cell/>
        </table:table-row>
        <table:table-row table:style-name="ro1">
          <table:table-cell office:value-type="string" calcext:value-type="string">
            <text:p>24/25</text:p>
          </table:table-cell>
          <table:table-cell table:number-columns-repeated="7"/>
          <table:table-cell office:value-type="string" calcext:value-type="string">
            <text:p>I=4 daher bedingung erfüllt|break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31-48</text:p>
          </table:table-cell>
          <table:table-cell table:number-columns-repeated="7"/>
          <table:table-cell office:value-type="string" calcext:value-type="string">
            <text:p> Legt placeDiv fest, zeichnet mithilfe </text:p>
            <text:p>Unsere Punkte und gibt es auf der</text:p>
            <text:p> Console au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.00.0000</text:date>, <text:time style:data-style-name="N2" text:time-value="12:44:21.287393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1:28:58.335790435</meta:creation-date>
    <dc:date>2017-03-23T12:45:13.731242443</dc:date>
    <meta:editing-duration>PT50M5S</meta:editing-duration>
    <meta:editing-cycles>12</meta:editing-cycles>
    <meta:generator>LibreOffice/5.2.2.2$Linux_X86_64 LibreOffice_project/20m0$Build-2</meta:generator>
    <meta:document-statistic meta:table-count="1" meta:cell-count="159" meta:object-count="0"/>
  </office:meta>
</office:document-meta>
</file>